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.497cm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4" style:family="text">
      <style:text-properties fo:color="#a9b7c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5" style:family="text">
      <style:text-properties fo:color="#507874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6" style:family="text">
      <style:text-properties fo:color="#9876aa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" style:family="text">
      <style:text-properties fo:color="#ffc66d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a9b7c6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0" style:family="text">
      <style:text-properties fo:color="#9876aa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1" style:family="text">
      <style:text-properties fo:color="#cc7832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color="#cc7832" style:font-name="Courier New1" fo:font-size="9pt" style:font-name-asian="Courier New1" style:font-size-asian="9pt" style:font-name-complex="Courier New1" style:font-size-complex="9pt"/>
    </style:style>
    <style:style style:name="T13" style:family="text">
      <style:text-properties fo:color="#507874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style:style style:name="T15" style:family="text">
      <style:text-properties fo:color="#ffc66d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name-asian="Courier New1" style:font-size-asian="22pt" style:font-weight-asian="bold" style:font-name-complex="Courier New1" style:font-size-complex="22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2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 text:style-name="P1"><text:span text:style-name="T1">Typy generyczne</text:span></text:p>
              </text:list-item>
              <text:list-item>
                <text:p text:style-name="P1"><text:span text:style-name="T1">Definiowanie typów generycznych</text:span></text:p>
              </text:list-item>
              <text:list-item>
                <text:p text:style-name="P1"><text:span text:style-name="T1">Tworzenie instancji typów generycznych</text:span></text:p>
              </text:list-item>
              <text:list-item>
                <text:p text:style-name="P1"><text:span text:style-name="T1">Dziedziczenie typów generycznych</text:span></text:p>
              </text:list-item>
              <text:list-item>
                <text:p text:style-name="P1"><text:span text:style-name="T1">Ograniczenia typów</text:span></text:p>
              </text:list-item>
              <text:list-item>
                <text:p><text:span text:style-name="T1">Wildcards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Co to są typy generyczne?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Typy generyczne </text:span>są szablonami do tworzenia klas lub interfejsów</text:p>
              </text:list-item>
              <text:list-item>
                <text:p>Dzięki <text:span text:style-name="T2">typom generycznym</text:span> możemy uniknąć niepotrzebnego rzutowania. </text:p>
              </text:list-item>
              <text:list-item>
                <text:p>Przy ich pomocy kompilator jest w stanie sprawdzić poprawność typów w czasie kompilacji</text:p>
              </text:list-item>
              <text:list-item>
                <text:p>Dzięki <text:span text:style-name="T2">typom generycznym</text:span> możemy konstruować bardziej złożone klasy, które możemy używać w wielu kontekstach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efiniowanie typów generycznych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 text:style-name="P5"><text:span text:style-name="T3">public class </text:span><text:span text:style-name="T4">GenericClass&lt;</text:span><text:span text:style-name="T5">T</text:span><text:span text:style-name="T4">&gt;{</text:span><text:span text:style-name="T4"><text:line-break/></text:span><text:span text:style-name="T4"> <text:s text:c="3"/></text:span><text:span text:style-name="T3">private </text:span><text:span text:style-name="T5">T </text:span><text:span text:style-name="T6">someField</text:span><text:span text:style-name="T3">;</text:span><text:span text:style-name="T3"><text:line-break/></text:span><text:span text:style-name="T3"> <text:s text:c="3"/></text:span><text:span text:style-name="T3"><text:line-break/></text:span><text:span text:style-name="T3"> <text:s text:c="3"/>public </text:span><text:span text:style-name="T5">T </text:span><text:span text:style-name="T7">getSomeField</text:span><text:span text:style-name="T4">(){</text:span><text:span text:style-name="T4"><text:line-break/></text:span><text:span text:style-name="T4"> <text:s text:c="7"/></text:span><text:span text:style-name="T3">return </text:span><text:span text:style-name="T6">someField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}</text:span></text:p>
            <text:list text:style-name="L2">
              <text:list-item>
                <text:p><text:span text:style-name="T2">parametry </text:span><text:span text:style-name="T8">klasy generycznej określają jaki typ zostanie “podstawiony” zamiast nazwy parametru</text:span></text:p>
              </text:list-item>
              <text:list-item>
                <text:p><text:span text:style-name="T8">Parametrem może być dowolny typ referencyjny</text:span></text:p>
              </text:list-item>
              <text:list-item>
                <text:p><text:span text:style-name="T8">Klasa generyczna może mieć wiele parametrów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Tworzenie instancji typów generycznych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<text:span text:style-name="T9">GenericClass&lt;Integer&gt; </text:span><text:span text:style-name="T10">instance </text:span><text:span text:style-name="T9">= </text:span><text:span text:style-name="T11">new </text:span><text:span text:style-name="T9">GenericClass&lt;Integer&gt;()</text:span><text:span text:style-name="T11">;</text:span></text:p>
                <text:p><text:span text:style-name="T11"/></text:p>
              </text:list-header>
              <text:list-item>
                <text:p>Możemy pominąć powtórzenie parametru typu podczas wywołania konstruktowa, używająć operatora <text:span text:style-name="T2">diamentu.</text:span></text:p>
                <text:p><text:span text:style-name="T2"/></text:p>
                <text:p><text:span text:style-name="T9">GenericClass&lt;Integer&gt; </text:span><text:span text:style-name="T10">instance </text:span><text:span text:style-name="T9">= </text:span><text:span text:style-name="T11">new </text:span><text:span text:style-name="T9">GenericClass&lt;&gt;()</text:span><text:span text:style-name="T11">;</text:span></text:p>
                <text:p><text:span text:style-name="T12"><text:s/></text:span></text:p>
              </text:list-item>
            </text:list>
            <text:p text:style-name="P5"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 typów generycznych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y generyczne mogą być dziedziczone jak zwykłe klasy</text:p>
              </text:list-item>
            </text:list>
            <text:p text:style-name="P5"><text:span text:style-name="T3"><text:s text:c="3"/></text:span><text:span text:style-name="T11">public class </text:span><text:span text:style-name="T9">SpecClass&lt;</text:span><text:span text:style-name="T13">T</text:span><text:span text:style-name="T9">&gt; </text:span><text:span text:style-name="T11">extends </text:span><text:span text:style-name="T9">GenericClass&lt;</text:span><text:span text:style-name="T13">T</text:span><text:span text:style-name="T9">&gt;{</text:span><text:span text:style-name="T9"><text:line-break/></text:span><text:span text:style-name="T9"> <text:s text:c="2"/>}</text:span></text:p>
            <text:list text:continue-numbering="true" text:style-name="L2">
              <text:list-item>
                <text:p>Paremetr typu może zostać wyspecyfikowany przy dziedziczeniu.</text:p>
                <text:p><text:span text:style-name="T11">public class </text:span><text:span text:style-name="T9">SpecClass </text:span><text:span text:style-name="T11">extends </text:span><text:span text:style-name="T9">GenericClass&lt;</text:span><text:span text:style-name="T13">Integer</text:span><text:span text:style-name="T9">&gt;{ </text:span><text:span text:style-name="T9"><text:line-break/></text:span><text:span text:style-name="T9">}</text:span></text:p>
              </text:list-item>
              <text:list-item>
                <text:p>Klasy generyczne mogą dziedziczyć zwykłe klasy</text:p>
              </text:list-item>
            </text:list>
            <text:p text:style-name="P5"><text:span text:style-name="T11"><text:s text:c="3"/></text:span><text:span text:style-name="T11">public class </text:span><text:span text:style-name="T9">GenericClass&lt;</text:span><text:span text:style-name="T13">T</text:span><text:span text:style-name="T9">&gt; </text:span><text:span text:style-name="T11">extends </text:span><text:span text:style-name="T9">NormalClass{</text:span><text:span text:style-name="T9"><text:line-break/></text:span><text:span text:style-name="T9"> <text:s text:c="6"/></text:span><text:span text:style-name="T11">private </text:span><text:span text:style-name="T13">T </text:span><text:span text:style-name="T10">someField</text:span><text:span text:style-name="T11">;</text:span><text:span text:style-name="T11"><text:line-break/></text:span><text:span text:style-name="T11"> <text:s text:c="2"/></text:span><text:span text:style-name="T9">}</text:span></text:p>
            <text:list text:continue-numbering="true" text:style-name="L2">
              <text:list-header>
                <text:p><text:span text:style-name="T14"/></text:p>
                <text:p><text:span text:style-name="T9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Ograniczenia typó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ożemy ograniczyć klasy jakimi są parametryzowane typy generyczne używająć słowa kluczowego <text:span text:style-name="T2">extends</text:span><text:span text:style-name="T8">.</text:span></text:p>
              </text:list-item>
              <text:list-item>
                <text:p><text:span text:style-name="T8">Jest to tak zwane ograniczenie górne. Ogranicza typ to takiego który dziedziczy określoną klasę lub impelemtuje interfejs.</text:span></text:p>
              </text:list-item>
            </text:list>
            <text:p text:style-name="P5"><text:span text:style-name="T11"><text:s text:c="3"/></text:span><text:span text:style-name="T11">public class </text:span><text:span text:style-name="T9">GenericClass&lt;</text:span><text:span text:style-name="T13">T </text:span><text:span text:style-name="T11">extends </text:span><text:span text:style-name="T9">SomeClass&gt;{</text:span><text:span text:style-name="T9"><text:line-break/></text:span><text:span text:style-name="T9"> <text:s text:c="2"/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ildcard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eżeli chcemy do funkcji przekazać parametr typu generycznego bez wyspecyfikowanego typu, możemy użyć tzw. <text:span text:style-name="T2">w</text:span><text:span text:style-name="T2">ildcards</text:span></text:p>
              </text:list-item>
            </text:list>
            <text:p text:style-name="P5"><text:span text:style-name="T11"><text:s text:c="3"/></text:span><text:span text:style-name="T11">public void </text:span><text:span text:style-name="T15">doSomething</text:span><text:span text:style-name="T9">(GenericClass&lt;?&gt; param){</text:span><text:span text:style-name="T9"><text:line-break/></text:span><text:span text:style-name="T9"> <text:s text:c="2"/>}</text:span></text:p>
            <text:list text:continue-numbering="true" text:style-name="L2">
              <text:list-item>
                <text:p><text:span text:style-name="T2">Widlcards</text:span><text:span text:style-name="T8"> też mogą być ograniczane</text:span></text:p>
              </text:list-item>
            </text:list>
            <text:p text:style-name="P5"><text:span text:style-name="T3"><text:s text:c="3"/></text:span><text:span text:style-name="T3">public void </text:span><text:span text:style-name="T7">doSomething</text:span><text:span text:style-name="T4">(GenericClass&lt;? </text:span><text:span text:style-name="T3">extends </text:span><text:span text:style-name="T4">Number&gt; param){</text:span><text:span text:style-name="T4"><text:line-break/></text:span><text:span text:style-name="T4"> <text:s text:c="2"/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ykład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Kolekcje</text:span>: Collection&lt;T&gt;, Iterable&lt;T&gt;, List&lt;T&gt;, Map&lt;T, U&gt;</text:p>
              </text:list-item>
              <text:list-item>
                <text:p><text:span text:style-name="T2">Optional&lt;T&gt;</text:span></text:p>
              </text:list-item>
              <text:list-item>
                <text:p><text:span text:style-name="T2">Functional</text:span><text:span text:style-name="T8">: Function&lt;T, U&gt;, UnaryOperator&lt;T&gt;, BinaryOperator&lt;T, U&gt;, BiFunction&lt;T, U, R&gt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18H2M26S</meta:editing-duration>
    <meta:editing-cycles>177</meta:editing-cycles>
    <meta:generator>LibreOffice/6.3.3.2$Windows_X86_64 LibreOffice_project/a64200df03143b798afd1ec74a12ab50359878ed</meta:generator>
    <dc:title>Vivid</dc:title>
    <dc:date>2021-04-26T15:38:33.767000000</dc:date>
    <meta:document-statistic meta:object-count="72"/>
  </office:meta>
</office:document-meta>
</file>